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2c8d" officeooo:paragraph-rsid="001e2c8d"/>
    </style:style>
    <style:style style:name="P2" style:family="paragraph" style:parent-style-name="Standard">
      <style:text-properties officeooo:rsid="001e4270" officeooo:paragraph-rsid="001e4270"/>
    </style:style>
    <style:style style:name="P3" style:family="paragraph" style:parent-style-name="Standard">
      <style:text-properties officeooo:rsid="001fa9f7" officeooo:paragraph-rsid="001fa9f7"/>
    </style:style>
    <style:style style:name="P4" style:family="paragraph" style:parent-style-name="Standard">
      <style:text-properties officeooo:rsid="0020ba3b" officeooo:paragraph-rsid="0020ba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TODO</text:h>
      <text:p text:style-name="P1"/>
      <text:p text:style-name="P2">Essayer d'utiliser gitlab + AWS free tier au lieu d'utiliser Heroku</text:p>
      <text:p text:style-name="P3">Avantages: certificat https?</text:p>
      <text:p text:style-name="P4">Désavantages: je suis déjà sur Heroku</text:p>
      <text:p text:style-name="P2">https://about.gitlab.com/blog/2021/03/22/we-are-building-a-better-heroku/</text:p>
      <text:p text:style-name="P2"/>
      <text:p text:style-name="P2">Faire des beaux graphes:</text:p>
      <text:p text:style-name="P2">https://gojs.net/latest/learn/index.htm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09:06:48.577539200</meta:creation-date>
    <meta:generator>LibreOffice/6.4.6.2$Linux_X86_64 LibreOffice_project/40$Build-2</meta:generator>
    <dc:date>2021-03-24T09:08:30.285802151</dc:date>
    <meta:editing-duration>PT1M41S</meta:editing-duration>
    <meta:editing-cycles>5</meta:editing-cycles>
    <meta:document-statistic meta:table-count="0" meta:image-count="0" meta:object-count="0" meta:page-count="1" meta:paragraph-count="7" meta:word-count="27" meta:character-count="273" meta:non-whitespace-character-count="253"/>
  </office:meta>
</office:document-meta>
</file>